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2a68" officeooo:paragraph-rsid="001f2a68"/>
    </style:style>
    <style:style style:name="P2" style:family="paragraph" style:parent-style-name="Standard">
      <style:text-properties officeooo:rsid="0020b743" officeooo:paragraph-rsid="0020b743"/>
    </style:style>
    <style:style style:name="P3" style:family="paragraph" style:parent-style-name="Standard" style:list-style-name="L1">
      <style:text-properties officeooo:rsid="0020b743" officeooo:paragraph-rsid="0020b743"/>
    </style:style>
    <style:style style:name="P4" style:family="paragraph" style:parent-style-name="Standard" style:list-style-name="L2">
      <style:text-properties officeooo:rsid="002104bb" officeooo:paragraph-rsid="002104b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 – when did abolition take place in the US? Find out. </text:p>
      <text:p text:style-name="P1"/>
      <text:p text:style-name="P1"/>
      <text:p text:style-name="P2">Writers needed patrons back then to get their works published</text:p>
      <text:p text:style-name="P2"/>
      <text:p text:style-name="P2">Domingo del Monte – Manzano’s publisher; was also a slave-owner</text:p>
      <text:list xml:id="list1850280659" text:style-name="L1">
        <text:list-item>
          <text:p text:style-name="P3">called his slave-owning “honest capitalism”</text:p>
        </text:list-item>
        <text:list-item>
          <text:p text:style-name="P3">back then you had to have a patron to get your work published. </text:p>
        </text:list-item>
      </text:list>
      <text:p text:style-name="P2"/>
      <text:p text:style-name="P2">1830s (Cuba): White people (landowners/slaveowners) got nervous about having too many black people in the coutry; thught that there’d be a revolution/revolt if white people were outnumbered; wanted to import white laborers </text:p>
      <text:list xml:id="list517512220" text:style-name="L2">
        <text:list-item>
          <text:p text:style-name="P4">man that sucks, maybe don’t fucking own people and they won’t want to kill yo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5:39:50.826591629</meta:creation-date>
    <dc:date>2021-09-08T16:09:37.883276077</dc:date>
    <meta:editing-duration>PT9M36S</meta:editing-duration>
    <meta:editing-cycles>3</meta:editing-cycles>
    <meta:generator>LibreOffice/7.2.0.4$Linux_X86_64 LibreOffice_project/20$Build-4</meta:generator>
    <meta:document-statistic meta:table-count="0" meta:image-count="0" meta:object-count="0" meta:page-count="1" meta:paragraph-count="7" meta:word-count="98" meta:character-count="590" meta:non-whitespace-character-count="497"/>
  </office:meta>
</office:document-meta>
</file>